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fo:text-indent="0.4916in"/>
      <style:text-properties fo:font-size="18pt" style:font-size-asian="18pt" style:font-size-complex="18pt"/>
    </style:style>
    <style:style style:name="P2" style:parent-style-name="Standaard" style:family="paragraph">
      <style:paragraph-properties fo:text-align="center"/>
      <style:text-properties fo:font-size="16pt" style:font-size-asian="16pt" style:font-size-complex="16pt"/>
    </style:style>
    <style:style style:name="P3" style:parent-style-name="Standaard" style:family="paragraph">
      <style:paragraph-properties fo:text-align="center"/>
      <style:text-properties fo:font-size="14pt" style:font-size-asian="14pt" style:font-size-complex="14pt"/>
    </style:style>
    <style:style style:name="P4" style:parent-style-name="Standaard" style:family="paragraph">
      <style:paragraph-properties fo:text-align="center"/>
      <style:text-properties fo:font-size="8pt" style:font-size-asian="8pt" style:font-size-complex="8pt"/>
    </style:style>
    <style:style style:name="P5" style:parent-style-name="Standaard" style:family="paragraph">
      <style:paragraph-properties fo:text-align="center"/>
      <style:text-properties fo:font-size="14pt" style:font-size-asian="14pt" style:font-size-complex="14pt"/>
    </style:style>
    <style:style style:name="P6" style:parent-style-name="Standaard" style:family="paragraph">
      <style:paragraph-properties fo:text-align="center"/>
      <style:text-properties fo:font-size="8pt" style:font-size-asian="8pt" style:font-size-complex="8pt"/>
    </style:style>
    <style:style style:name="P7" style:parent-style-name="Standaard" style:family="paragraph">
      <style:paragraph-properties fo:text-align="center"/>
      <style:text-properties fo:font-size="14pt" style:font-size-asian="14pt" style:font-size-complex="14pt"/>
    </style:style>
    <style:style style:name="P8" style:parent-style-name="Standaard" style:family="paragraph">
      <style:paragraph-properties fo:text-align="center"/>
      <style:text-properties fo:font-size="8pt" style:font-size-asian="8pt" style:font-size-complex="8pt"/>
    </style:style>
    <style:style style:name="P9" style:parent-style-name="Standaard" style:family="paragraph">
      <style:paragraph-properties fo:text-align="center"/>
    </style:style>
    <style:style style:name="T10" style:parent-style-name="Standaardalinea-lettertype" style:family="text">
      <style:text-properties fo:font-size="14pt" style:font-size-asian="14pt" style:font-size-complex="14pt"/>
    </style:style>
    <style:style style:name="T11" style:parent-style-name="Standaardalinea-lettertype" style:family="text">
      <style:text-properties style:font-name-complex="Calibri" fo:color="#000000" fo:font-size="14pt" style:font-size-asian="14pt" style:font-size-complex="14pt" fo:background-color="#FFFFFF"/>
    </style:style>
    <style:style style:name="T12" style:parent-style-name="Standaardalinea-lettertype" style:family="text">
      <style:text-properties style:font-name-complex="Calibri" fo:color="#000000" fo:font-size="14pt" style:font-size-asian="14pt" style:font-size-complex="14pt" fo:background-color="#FFFFFF"/>
    </style:style>
  </office:automatic-styles>
  <office:body>
    <office:text text:use-soft-page-breaks="true">
      <text:p text:style-name="P1">Nieuwkomer verhaal over een Malik<text:s/></text:p>
      <text:p text:style-name="P2"/>
      <text:p text:style-name="P3">Hallo ik ben Malik en ik moest uit Syrië vluchten toen ik 16 was, dit is mijn verhaal .In Syrië begint dienstplicht als je 17 bent, maar ik wilde niet vechten dus ik besloot om te vluchten naar<text:s/>Libanon. Maar ook daar was het leven voor vluchtelingen erg moeilijk dus besloot ik om verder te gaan, zelfs terwijl mijn ouders met mijn broertjes en zusjes in Aleppo zijn blijven wonen.</text:p>
      <text:p text:style-name="P4"/>
      <text:p text:style-name="P5">De reis was nogal een probleem ik moest eerst een rit regelen maar<text:s/>met wat connecties heb ik uit eindelijk iemand geregeld maar die koste ook behoorlijk wat dus moest ik eerst wat geld voor elkaar krijgen na een paar maanden had ik eindelijk genoeg. Ik moest daarna eerst helemaal naar Turkije lopen wat 7 dagen duurde. En<text:s/>dan moest ik nog 5 dagen in de auto reiden en dan zette hij mij af bij het vliegveld Schiphol</text:p>
      <text:p text:style-name="P6"/>
      <text:p text:style-name="P7">Toen ik in Schiphol was ik eerst erg opgelucht aangezien ik eindelijk in Nederland was aangekomen maar na een tijdje bedacht ik me dat ik natuurlijk geen Nederlands sprak en ik ging al jaren niet meer naar school meer dus mijn Engels was ook niet zo goed maar na een tijdje kwam ik iemand tegen die me uiteindelijk naar een politie bureau bracht om daar alles te regelen voor een inburgering test te maken en een plek<text:s/>te vinden om te wonen onder begeleiding. Later moest ik ook naar school om de Nederlandse taal te leren en zo</text:p>
      <text:p text:style-name="P8"/>
      <text:p text:style-name="P9"><text:span text:style-name="T10">ik ben nu 18 en woon in Den Haag met drie Syrische jongens, en iedere dag komt er een begeleider langs om te kijken hoe het gaat.<text:s/></text:span><text:span text:style-name="T11">Mijn ouders zi</text:span><text:span text:style-name="T12">jn trots op wat ik allemaal heb bereikt en hoe goed ik al Nederlands spreek. Ik volg momenteel een mbo-opleiding en wil later de zorg in. Het lijkt me namelijk erg leuk om oudere mensen te help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edij@outlook.com</meta:initial-creator>
    <dc:creator>dariedij@outlook.com</dc:creator>
    <meta:creation-date>2020-10-19T09:21:00Z</meta:creation-date>
    <dc:date>2020-10-26T12:09:00Z</dc:date>
    <meta:template xlink:href="Normal" xlink:type="simple"/>
    <meta:editing-cycles>3</meta:editing-cycles>
    <meta:editing-duration>PT8040S</meta:editing-duration>
    <meta:document-statistic meta:page-count="1" meta:paragraph-count="3" meta:word-count="262" meta:character-count="1704" meta:row-count="12" meta:non-whitespace-character-count="1445"/>
  </office:meta>
</office:document-meta>
</file>